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B000000A82331206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457cm" svg:height="8.123cm" draw:z-index="0"><draw:image xlink:href="Pictures/100000000000012B000000A8233120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S</meta:editing-duration>
    <meta:editing-cycles>3</meta:editing-cycles>
    <meta:generator>LibreOffice/4.3.5.2$Windows_x86 LibreOffice_project/3a87456aaa6a95c63eea1c1b3201acedf0751bd5</meta:generator>
    <dc:date>2016-03-31T16:20:21.997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